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84add"/>
    </style:style>
    <style:style style:name="P2" style:family="paragraph" style:parent-style-name="Standard">
      <style:text-properties officeooo:rsid="00184add" officeooo:paragraph-rsid="00184add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982ec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54b08" officeooo:paragraph-rsid="00184add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4add" officeooo:paragraph-rsid="001982ec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paragraph-rsid="001c2f45" style:font-weight-asian="bold"/>
    </style:style>
    <style:style style:name="P8" style:family="paragraph" style:parent-style-name="Standard" style:master-page-name="Standard">
      <style:paragraph-properties style:page-number="auto" fo:padding-left="0in" fo:padding-right="0in" fo:padding-top="0in" fo:padding-bottom="0.0291in" fo:border-left="none" fo:border-right="none" fo:border-top="none" fo:border-bottom="0.06pt solid #000000" style:join-border="false"/>
      <style:text-properties officeooo:rsid="001982ec" officeooo:paragraph-rsid="001982ec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4add" officeooo:paragraph-rsid="00184add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151d3"/>
    </style:style>
    <style:style style:name="P11" style:family="paragraph" style:parent-style-name="Standard">
      <style:text-properties officeooo:rsid="001c2f45" officeooo:paragraph-rsid="001c2f45"/>
    </style:style>
    <style:style style:name="P12" style:family="paragraph" style:parent-style-name="Standard">
      <style:text-properties officeooo:rsid="001d9648" officeooo:paragraph-rsid="001d9648"/>
    </style:style>
    <style:style style:name="P13" style:family="paragraph" style:parent-style-name="Standard">
      <style:text-properties officeooo:rsid="002151d3" officeooo:paragraph-rsid="002151d3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4d857"/>
    </style:style>
    <style:style style:name="T4" style:family="text">
      <style:text-properties officeooo:rsid="001c2f45"/>
    </style:style>
    <style:style style:name="T5" style:family="text">
      <style:text-properties officeooo:rsid="001ef935"/>
    </style:style>
    <style:style style:name="T6" style:family="text">
      <style:text-properties officeooo:rsid="00201eae"/>
    </style:style>
    <style:style style:name="T7" style:family="text">
      <style:text-properties officeooo:rsid="0006b74c"/>
    </style:style>
    <style:style style:name="T8" style:family="text">
      <style:text-properties officeooo:rsid="002410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>[<text:span text:style-name="T3">Blaine Mason</text:span>] <text:s text:c="4"/></text:p>
      <text:p text:style-name="P3">COSC <text:span text:style-name="T3">320</text:span> --- [<text:span text:style-name="T3">001</text:span>]<text:tab/><text:tab/>[<text:span text:style-name="T3">Lab07</text:span>]<text:tab/><text:tab/>[<text:span text:style-name="T8">30 March 2020 </text:span>]</text:p>
      <text:p text:style-name="P3"/>
      <text:p text:style-name="P1"><text:span text:style-name="T1">Lab report</text:span>: <text:s/><text:span text:style-name="T8">This Lab was a bit challenging due to all of the virus craziness. <text:s/>But, after reading the slides and looking over the code I was able to figure out how it all worked. <text:s/>The only issues I ran into was when I selected the wrong number of iterations for the reading of the file. <text:s/>Instead of the word in the database, I had the number set to the amount of buckets. <text:s/>An easy fix, but a large amount of time scratching my head.</text:span></text:p>
      <text:p text:style-name="P2"><text:s/>===============================================================</text:p>
      <text:p text:style-name="P4"><text:span text:style-name="T2">Pre-lab</text:span>: <text:s/><text:span text:style-name="T8">I read the slides and then became familiar with the structure of those .h files.</text:span></text:p>
      <text:p text:style-name="P6"><text:line-break/></text:p>
      <text:p text:style-name="P7">Lab <text:span text:style-name="T6">7: Lab_07.cpp</text:span></text:p>
      <text:p text:style-name="P11">#include &lt;iostream&gt;</text:p>
      <text:p text:style-name="P11">#include &lt;fstream&gt;</text:p>
      <text:p text:style-name="P11">#include &lt;string&gt;</text:p>
      <text:p text:style-name="P11">#include "d_hashf.h"</text:p>
      <text:p text:style-name="P11">#include "d_hash.h"</text:p>
      <text:p text:style-name="P11">#include "d_except.h"</text:p>
      <text:p text:style-name="P11"/>
      <text:p text:style-name="P11">void getWord(ifstream&amp; fin, string&amp; w);</text:p>
      <text:p text:style-name="P11">int main(){</text:p>
      <text:p text:style-name="P11"><text:s text:c="4"/>int buck = 1373;</text:p>
      <text:p text:style-name="P11"><text:s text:c="4"/>myhash&lt;string, hFstring&gt;htable(buck);</text:p>
      <text:p text:style-name="P11"/>
      <text:p text:style-name="P11"><text:s text:c="4"/>//Open the file to take in data</text:p>
      <text:p text:style-name="P11"><text:s text:c="4"/>ifstream sptst ("dict.dat");</text:p>
      <text:p text:style-name="P11"><text:s text:c="4"/>if(sptst.is_open()){</text:p>
      <text:p text:style-name="P11"><text:s text:c="8"/>///temp string to hold current word</text:p>
      <text:p text:style-name="P11"><text:s text:c="8"/>string wrd;</text:p>
      <text:p text:style-name="P11"><text:s text:c="8"/>//insert the word into the hash table </text:p>
      <text:p text:style-name="P11"><text:s text:c="8"/>for(int i = 0; i &lt; 25025; i++){</text:p>
      <text:p text:style-name="P11"><text:s text:c="12"/>sptst &gt;&gt; wrd;</text:p>
      <text:p text:style-name="P11"><text:s text:c="12"/>htable.insert(wrd);</text:p>
      <text:p text:style-name="P11"><text:s text:c="12"/>//std::cout &lt;&lt; wrd &lt;&lt; std::endl;</text:p>
      <text:p text:style-name="P11"><text:s text:c="8"/>}</text:p>
      <text:p text:style-name="P11"><text:s text:c="4"/>}else{</text:p>
      <text:p text:style-name="P11"><text:s text:c="8"/>//The file was not found</text:p>
      <text:p text:style-name="P11"><text:s text:c="8"/>std::cout &lt;&lt; "File DNE" &lt;&lt; std::endl;</text:p>
      <text:p text:style-name="P11"><text:s text:c="4"/>}</text:p>
      <text:p text:style-name="P11"><text:s text:c="4"/>//close the file</text:p>
      <text:p text:style-name="P11"><text:s text:c="4"/>sptst.close();</text:p>
      <text:p text:style-name="P11"/>
      <text:p text:style-name="P11"><text:s text:c="4"/>//hols the name of the document to be opened</text:p>
      <text:p text:style-name="P11"><text:s text:c="4"/>string docName;</text:p>
      <text:p text:style-name="P11"><text:soft-page-break/></text:p>
      <text:p text:style-name="P11"><text:s text:c="4"/>std::cout &lt;&lt; "Enter the document name: " &lt;&lt; std::endl;</text:p>
      <text:p text:style-name="P11"><text:s text:c="4"/>std::cin &gt;&gt; docName;</text:p>
      <text:p text:style-name="P11"/>
      <text:p text:style-name="P11"><text:s text:c="4"/>//opens the file to be read</text:p>
      <text:p text:style-name="P11"><text:s text:c="4"/>ifstream usrFile (docName + ".txt");</text:p>
      <text:p text:style-name="P11"/>
      <text:p text:style-name="P11"><text:s text:c="4"/>string usrWrd;</text:p>
      <text:p text:style-name="P11"><text:s text:c="4"/>if(usrFile.is_open()){</text:p>
      <text:p text:style-name="P11"><text:s text:c="8"/>//until the file has reached the end</text:p>
      <text:p text:style-name="P11"><text:s text:c="8"/>while(!usrFile.eof()){</text:p>
      <text:p text:style-name="P11"><text:s text:c="12"/>//use the getword function</text:p>
      <text:p text:style-name="P11"><text:s text:c="12"/>getWord(usrFile, usrWrd);</text:p>
      <text:p text:style-name="P11"><text:s text:c="12"/>//if the word is not found, the end is returned</text:p>
      <text:p text:style-name="P11"><text:s text:c="12"/>if(htable.end() == htable.find(usrWrd)){</text:p>
      <text:p text:style-name="P11"><text:s text:c="16"/>std::cout &lt;&lt; usrWrd &lt;&lt; std::endl;</text:p>
      <text:p text:style-name="P11"><text:s text:c="12"/>}</text:p>
      <text:p text:style-name="P11"><text:s text:c="8"/>}</text:p>
      <text:p text:style-name="P11"><text:s text:c="8"/>usrFile.close();</text:p>
      <text:p text:style-name="P11"><text:s text:c="4"/>}else{</text:p>
      <text:p text:style-name="P11"><text:s text:c="8"/>std::cout &lt;&lt; "File DNE" &lt;&lt; std::endl;</text:p>
      <text:p text:style-name="P11"><text:s text:c="4"/>}</text:p>
      <text:p text:style-name="P11"/>
      <text:p text:style-name="P11"/>
      <text:p text:style-name="P11">}</text:p>
      <text:p text:style-name="P11"/>
      <text:p text:style-name="P11">//extract a word from fin</text:p>
      <text:p text:style-name="P11">void getWord(ifstream&amp; fin, string&amp; w)</text:p>
      <text:p text:style-name="P11">{</text:p>
      <text:p text:style-name="P11"><text:tab/>char c;</text:p>
      <text:p text:style-name="P11"/>
      <text:p text:style-name="P11"><text:tab/>w = "";<text:tab/>// clear the string of characters</text:p>
      <text:p text:style-name="P11"/>
      <text:p text:style-name="P11"><text:tab/>while (fin.get(c) &amp;&amp; !isalpha(c))</text:p>
      <text:p text:style-name="P11"><text:tab/><text:tab/>;<text:tab/>// do nothing. just ignore c</text:p>
      <text:p text:style-name="P11"/>
      <text:p text:style-name="P11"><text:tab/>// return on end-of-file</text:p>
      <text:p text:style-name="P11"><text:tab/>if (fin.eof())</text:p>
      <text:p text:style-name="P11"><text:tab/><text:tab/>return;</text:p>
      <text:p text:style-name="P11"/>
      <text:p text:style-name="P11"><text:tab/>// record first letter of the word</text:p>
      <text:p text:style-name="P11"><text:tab/>w += tolower(c);</text:p>
      <text:p text:style-name="P11"/>
      <text:p text:style-name="P11"><text:tab/>// collect letters and digits</text:p>
      <text:p text:style-name="P11"><text:tab/>while (fin.get(c) &amp;&amp; (isalpha(c) || isdigit(c)))</text:p>
      <text:p text:style-name="P11"><text:tab/><text:tab/>w += tolower(c);</text:p>
      <text:p text:style-name="P13"><text:soft-page-break/>}</text:p>
      <text:p text:style-name="P10">….</text:p>
      <text:p text:style-name="P10"><text:line-break/><text:line-break/><text:line-break/><text:line-break/><text:line-break/><text:span text:style-name="T7">Output:</text:span></text:p>
      <text:p text:style-name="P5">Lab_0<text:span text:style-name="T8">7</text:span>.cpp:</text:p>
      <text:p text:style-name="P12">Enter the document name: spelltst</text:p>
      <text:p text:style-name="P12">persn</text:p>
      <text:p text:style-name="P12">types</text:p>
      <text:p text:style-name="P12">documnt</text:p>
      <text:p text:style-name="P12">makes</text:p>
      <text:p text:style-name="P12">mistakes</text:p>
      <text:p text:style-name="P12">mispells</text:p>
      <text:p text:style-name="P12">teh</text:p>
      <text:p text:style-name="P12">sords</text:p>
      <text:p text:style-name="P9">……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3-30T19:51:18.426226994</dc:date>
    <meta:editing-cycles>15</meta:editing-cycles>
    <meta:editing-duration>PT3H24M29S</meta:editing-duration>
    <meta:print-date>2020-02-11T09:22:54.020239066</meta:print-date>
    <meta:generator>LibreOffice/6.0.7.3$Linux_X86_64 LibreOffice_project/00m0$Build-3</meta:generator>
    <meta:document-statistic meta:table-count="0" meta:image-count="0" meta:object-count="0" meta:page-count="3" meta:paragraph-count="85" meta:word-count="365" meta:character-count="2537" meta:non-whitespace-character-count="1936"/>
  </office:meta>
</office:document-meta>
</file>